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18181" draw:fill="solid" draw:fill-color="#fefef0" draw:textarea-horizontal-align="justify" draw:textarea-vertical-align="middle" draw:auto-grow-height="false" fo:min-height="1.02cm" fo:min-width="8.39cm"/>
      <style:paragraph-properties style:writing-mode="lr-tb"/>
    </style:style>
    <style:style style:name="gr2" style:family="graphic" style:parent-style-name="standard">
      <style:graphic-properties svg:stroke-color="#818181" draw:fill="solid" draw:fill-color="#fefef0" draw:textarea-horizontal-align="justify" draw:textarea-vertical-align="middle" draw:auto-grow-height="false" fo:min-height="1.02cm" fo:min-width="5.215cm"/>
      <style:paragraph-properties style:writing-mode="lr-tb"/>
    </style:style>
    <style:style style:name="gr3" style:family="graphic" style:parent-style-name="standard">
      <style:graphic-properties svg:stroke-color="#818181" draw:fill="solid" draw:fill-color="#fefef0" draw:textarea-horizontal-align="justify" draw:textarea-vertical-align="middle" draw:auto-grow-height="false" fo:min-height="0.385cm" fo:min-width="3.869cm"/>
      <style:paragraph-properties style:writing-mode="lr-tb"/>
    </style:style>
    <style:style style:name="gr4" style:family="graphic" style:parent-style-name="standard">
      <style:graphic-properties svg:stroke-color="#818181" draw:fill="solid" draw:fill-color="#fefef0" draw:textarea-horizontal-align="justify" draw:textarea-vertical-align="middle" draw:auto-grow-height="false" fo:min-height="0.385cm" fo:min-width="1.22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color="#818181" draw:marker-end="Arrowheads_20_1" draw:marker-end-width="0.3cm" draw:fill="none" draw:textarea-vertical-align="middle"/>
    </style:style>
    <style:style style:name="gr7" style:family="graphic" style:parent-style-name="standard">
      <style:graphic-properties svg:stroke-color="#818181" draw:marker-end="Arrowheads_20_1" draw:marker-end-width="0.305cm" svg:stroke-linecap="butt" draw:textarea-vertical-align="middle"/>
    </style:style>
    <style:style style:name="gr8" style:family="graphic" style:parent-style-name="standard">
      <style:graphic-properties svg:stroke-color="#818181" draw:fill="solid" draw:fill-color="#fefef0" draw:textarea-horizontal-align="justify" draw:textarea-vertical-align="middle" draw:auto-grow-height="false" fo:min-height="1.02cm" fo:min-width="3.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svg:stroke-color="#818181" draw:fill="solid" draw:fill-color="#fefef0" draw:textarea-horizontal-align="justify" draw:textarea-vertical-align="middle" draw:auto-grow-height="false" fo:min-height="1.02cm" fo:min-width="2.675cm"/>
      <style:paragraph-properties style:writing-mode="lr-tb"/>
    </style:style>
    <style:style style:name="gr13" style:family="graphic" style:parent-style-name="standard">
      <style:graphic-properties svg:stroke-color="#818181" draw:fill="solid" draw:fill-color="#fefef0" draw:textarea-horizontal-align="justify" draw:textarea-vertical-align="middle" draw:auto-grow-height="false" fo:min-height="1.633cm" fo:min-width="3.31cm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053cm" svg:stroke-color="#729fcf" draw:marker-start-width="0.279cm" draw:marker-end-width="0.279cm" draw:fill="none" draw:textarea-horizontal-align="justify" draw:textarea-vertical-align="middle" draw:auto-grow-height="false" fo:min-height="0.968cm" fo:min-width="6.669cm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Long_20_Dash" svg:stroke-width="0.053cm" svg:stroke-color="#729fcf" draw:marker-start-width="0.279cm" draw:marker-end-width="0.279cm" draw:fill="none" draw:textarea-horizontal-align="justify" draw:textarea-vertical-align="middle" draw:auto-grow-height="false" fo:min-height="2.525cm" fo:min-width="7.451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efef0"/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solid" draw:fill-color="#fefef0"/>
      <style:paragraph-properties fo:text-align="center"/>
      <style:text-properties fo:font-size="12pt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89cm" svg:height="1.27cm" svg:x="8.89cm" svg:y="1.905cm">
          <text:p text:style-name="P1">Data (All observations)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715cm" svg:height="1.27cm" svg:x="3.81cm" svg:y="5.08cm">
          <text:p text:style-name="P1">Training (70%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69cm" svg:height="0.635cm" svg:x="2.881cm" svg:y="10.16cm">
          <text:p text:style-name="P3">Training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715cm" svg:height="1.27cm" svg:x="15.24cm" svg:y="5.08cm">
          <text:p text:style-name="P1">Testing (30%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27cm" svg:height="0.635cm" svg:x="7.62cm" svg:y="10.16cm">
          <text:p text:style-name="P3">Testing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317cm" svg:height="0.725cm" svg:x="4.303cm" svg:y="3.72cm">
          <draw:text-box>
            <text:p text:style-name="P5">1. Split dataset</text:p>
          </draw:text-box>
        </draw:frame>
        <draw:line draw:style-name="gr6" draw:text-style-name="P7" draw:layer="layout" svg:x1="8.89cm" svg:y1="3.175cm" svg:x2="6.985cm" svg:y2="5.08cm">
          <text:p/>
        </draw:line>
        <draw:line draw:style-name="gr6" draw:text-style-name="P7" draw:layer="layout" svg:x1="17.78cm" svg:y1="3.175cm" svg:x2="18.121cm" svg:y2="5.047cm">
          <text:p/>
        </draw:line>
        <draw:line draw:style-name="gr6" draw:text-style-name="P7" draw:layer="layout" svg:x1="6.985cm" svg:y1="6.35cm" svg:x2="6.985cm" svg:y2="8.89cm">
          <text:p/>
        </draw:line>
        <draw:line draw:style-name="gr6" draw:text-style-name="P7" draw:layer="layout" svg:x1="7.753cm" svg:y1="14.605cm" svg:x2="11.374cm" svg:y2="14.605cm">
          <text:p/>
        </draw:line>
        <draw:connector draw:style-name="gr7" draw:text-style-name="P1" draw:layer="layout" draw:type="lines" svg:x1="9.525cm" svg:y1="5.715cm" svg:x2="11.43cm" svg:y2="14.605cm" draw:start-shape="id1" draw:start-glue-point="1" draw:end-shape="id2" draw:end-glue-point="3" svg:d="M9525 5715h500l904 8890h501" svg:viewBox="0 0 1906 8891">
          <text:p/>
        </draw:connector>
        <draw:custom-shape draw:style-name="gr8" draw:text-style-name="P2" xml:id="id2" draw:id="id2" draw:layer="layout" svg:width="3.81cm" svg:height="1.27cm" svg:x="11.43cm" svg:y="13.97cm">
          <text:p text:style-name="P1">Final model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7.62cm" svg:height="1.673cm" svg:x="0cm" svg:y="6.372cm">
          <draw:text-box>
            <text:p text:style-name="P5">2. Split again and find optimal hyper-parameter combination within training set</text:p>
          </draw:text-box>
        </draw:frame>
        <draw:frame draw:style-name="gr10" draw:text-style-name="P6" draw:layer="layout" svg:width="4.445cm" svg:height="2.621cm" svg:x="11.43cm" svg:y="11.674cm">
          <draw:text-box>
            <text:p text:style-name="P5">3. Use best</text:p>
            <text:p text:style-name="P5">Hyper-parameters to train model on entire training set</text:p>
          </draw:text-box>
        </draw:frame>
        <draw:frame draw:style-name="gr11" draw:text-style-name="P6" draw:layer="layout" svg:width="3.81cm" svg:height="1.673cm" svg:x="18.379cm" svg:y="8.373cm">
          <draw:text-box>
            <text:p text:style-name="P5">4. Use final model to predict the testing set</text:p>
          </draw:text-box>
        </draw:frame>
        <draw:custom-shape draw:style-name="gr12" draw:text-style-name="P2" xml:id="id4" draw:id="id4" draw:layer="layout" svg:width="3.175cm" svg:height="1.27cm" svg:x="19.05cm" svg:y="10.16cm">
          <text:p text:style-name="P1">Resul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81cm" svg:height="1.883cm" svg:x="5.043cm" svg:y="13.335cm">
          <text:p text:style-name="P3">Best</text:p>
          <text:p text:style-name="P3">Hyper-parameter </text:p>
          <text:p text:style-name="P3">combina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097cm" svg:y1="6.35cm" svg:x2="19.05cm" svg:y2="10.795cm" draw:start-shape="id3" draw:start-glue-point="2" draw:end-shape="id4" draw:end-glue-point="3" svg:d="M18097 6350v4445h953" svg:viewBox="0 0 954 4446">
          <text:p/>
        </draw:connector>
        <draw:connector draw:style-name="gr7" draw:text-style-name="P1" draw:layer="layout" draw:line-skew="-0.951cm" svg:x1="15.24cm" svg:y1="14.605cm" svg:x2="19.05cm" svg:y2="10.795cm" draw:start-shape="id2" draw:start-glue-point="1" draw:end-shape="id4" draw:end-glue-point="3" svg:d="M15240 14605h954v-3810h2856" svg:viewBox="0 0 3811 3811">
          <text:p/>
        </draw:connector>
        <draw:custom-shape draw:style-name="gr14" draw:text-style-name="P7" draw:layer="layout" svg:width="7.221cm" svg:height="1.27cm" svg:x="2.54cm" svg:y="9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8.003cm" svg:height="2.827cm" svg:x="2.15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4.016cm" svg:height="0.725cm" svg:x="2.457cm" svg:y="9.156cm">
          <draw:text-box>
            <text:p text:style-name="P5">Cross-validated x5</text:p>
          </draw:text-box>
        </draw:frame>
        <draw:frame draw:style-name="gr16" draw:text-style-name="P6" draw:layer="layout" svg:width="5.4cm" svg:height="1.199cm" svg:x="2.135cm" svg:y="7.691cm">
          <draw:text-box>
            <text:p text:style-name="P5">Repeat for each hyper-parameter combo</text:p>
          </draw:text-box>
        </draw:frame>
        <draw:line draw:style-name="gr6" draw:text-style-name="P7" draw:layer="layout" svg:x1="6.985cm" svg:y1="11.717cm" svg:x2="6.985cm" svg:y2="13.335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7T12:59:17.452333950</meta:creation-date>
    <dc:date>2020-11-27T14:40:24.147792890</dc:date>
    <meta:editing-duration>PT1H19M53S</meta:editing-duration>
    <meta:editing-cycles>3</meta:editing-cycles>
    <meta:generator>LibreOffice/7.0.2.2$Linux_X86_64 LibreOffice_project/00$Build-2</meta:generator>
    <meta:document-statistic meta:object-count="47"/>
  </office:meta>
</office:document-meta>
</file>